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13cm"/>
    </style:style>
    <style:style style:name="co2" style:family="table-column">
      <style:table-column-properties fo:break-before="auto" style:column-width="2.0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Distribution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1259">
            <text:p>39125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90436">
            <text:p>39043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91739">
            <text:p>39173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0085">
            <text:p>39008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1586">
            <text:p>39158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90211">
            <text:p>3902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0361">
            <text:p>39036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1798">
            <text:p>39179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1554">
            <text:p>39155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0886">
            <text:p>39088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92357">
            <text:p>39235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0572">
            <text:p>39057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9536">
            <text:p>38953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91176">
            <text:p>39117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90771">
            <text:p>39077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0923">
            <text:p>39092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91169">
            <text:p>39116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89889">
            <text:p>38988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90066">
            <text:p>39006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90815">
            <text:p>39081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9378">
            <text:p>38937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89102">
            <text:p>38910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90672">
            <text:p>39067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89297">
            <text:p>38929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90562">
            <text:p>39056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0672">
            <text:p>39067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89855">
            <text:p>38985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89981">
            <text:p>38998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90304">
            <text:p>39030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91717">
            <text:p>391717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91239">
            <text:p>39123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1347">
            <text:p>39134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90669">
            <text:p>390669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90177">
            <text:p>39017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89800">
            <text:p>38980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91258">
            <text:p>39125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89509">
            <text:p>38950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91104">
            <text:p>39110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0671">
            <text:p>39067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90310">
            <text:p>39031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91220">
            <text:p>39122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89430">
            <text:p>389430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89916">
            <text:p>389916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91035">
            <text:p>39103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91371">
            <text:p>39137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90651">
            <text:p>39065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91195">
            <text:p>391195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89891">
            <text:p>389891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89344">
            <text:p>389344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89750">
            <text:p>3897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91690">
            <text:p>391690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89654">
            <text:p>389654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390949">
            <text:p>390949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89745">
            <text:p>389745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90802">
            <text:p>39080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90167">
            <text:p>390167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90440">
            <text:p>390440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89911">
            <text:p>38991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91168">
            <text:p>391168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90211">
            <text:p>39021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91267">
            <text:p>391267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90473">
            <text:p>39047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91058">
            <text:p>391058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89150">
            <text:p>38915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390349">
            <text:p>39034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89767">
            <text:p>389767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390662">
            <text:p>39066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90692">
            <text:p>39069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90448">
            <text:p>390448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90913">
            <text:p>39091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89840">
            <text:p>38984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90285">
            <text:p>390285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90365">
            <text:p>39036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90652">
            <text:p>390652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91395">
            <text:p>39139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90631">
            <text:p>39063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91074">
            <text:p>391074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91296">
            <text:p>39129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90341">
            <text:p>390341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90970">
            <text:p>39097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89705">
            <text:p>389705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90699">
            <text:p>390699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90093">
            <text:p>390093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390294">
            <text:p>39029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90948">
            <text:p>39094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90973">
            <text:p>390973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88584">
            <text:p>388584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92091">
            <text:p>392091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90878">
            <text:p>39087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89544">
            <text:p>389544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90349">
            <text:p>39034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90220">
            <text:p>390220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90597">
            <text:p>390597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91239">
            <text:p>391239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90355">
            <text:p>390355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90694">
            <text:p>390694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90961">
            <text:p>390961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390507">
            <text:p>39050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390604">
            <text:p>390604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89862">
            <text:p>38986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91665">
            <text:p>391665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90572">
            <text:p>390572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91170">
            <text:p>391170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90489">
            <text:p>390489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90100">
            <text:p>390100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90502">
            <text:p>390502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90990">
            <text:p>39099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90307">
            <text:p>39030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390066">
            <text:p>39006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90018">
            <text:p>39001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90653">
            <text:p>390653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91383">
            <text:p>39138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89695">
            <text:p>389695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90958">
            <text:p>390958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91034">
            <text:p>39103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90777">
            <text:p>390777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90185">
            <text:p>39018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91459">
            <text:p>391459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92203">
            <text:p>392203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92002">
            <text:p>39200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90680">
            <text:p>39068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90710">
            <text:p>39071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391293">
            <text:p>391293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390182">
            <text:p>390182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90369">
            <text:p>390369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90884">
            <text:p>39088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90658">
            <text:p>390658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90876">
            <text:p>39087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390870">
            <text:p>390870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390358">
            <text:p>39035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91008">
            <text:p>391008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390788">
            <text:p>39078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91130">
            <text:p>391130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389711">
            <text:p>38971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90370">
            <text:p>390370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391035">
            <text:p>391035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390670">
            <text:p>390670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91251">
            <text:p>391251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90841">
            <text:p>390841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89783">
            <text:p>389783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89832">
            <text:p>389832</text:p>
          </table:table-cell>
          <table:table-cell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391618">
            <text:p>391618</text:p>
          </table:table-cell>
          <table:table-cell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90878">
            <text:p>390878</text:p>
          </table:table-cell>
          <table:table-cell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390821">
            <text:p>390821</text:p>
          </table:table-cell>
          <table:table-cell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391309">
            <text:p>391309</text:p>
          </table:table-cell>
          <table:table-cell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390243">
            <text:p>390243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390368">
            <text:p>390368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390111">
            <text:p>390111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390557">
            <text:p>390557</text:p>
          </table:table-cell>
          <table:table-cell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391434">
            <text:p>391434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90070">
            <text:p>390070</text:p>
          </table:table-cell>
          <table:table-cell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389755">
            <text:p>389755</text:p>
          </table:table-cell>
          <table:table-cell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390212">
            <text:p>390212</text:p>
          </table:table-cell>
          <table:table-cell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89136">
            <text:p>389136</text:p>
          </table:table-cell>
          <table:table-cell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90295">
            <text:p>390295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390295">
            <text:p>390295</text:p>
          </table:table-cell>
          <table:table-cell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390758">
            <text:p>390758</text:p>
          </table:table-cell>
          <table:table-cell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390672">
            <text:p>390672</text:p>
          </table:table-cell>
          <table:table-cell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388848">
            <text:p>388848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390045">
            <text:p>390045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90974">
            <text:p>390974</text:p>
          </table:table-cell>
          <table:table-cell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390307">
            <text:p>390307</text:p>
          </table:table-cell>
          <table:table-cell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90416">
            <text:p>390416</text:p>
          </table:table-cell>
          <table:table-cell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390773">
            <text:p>390773</text:p>
          </table:table-cell>
          <table:table-cell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391066">
            <text:p>391066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90295">
            <text:p>390295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88936">
            <text:p>388936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390526">
            <text:p>390526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89919">
            <text:p>389919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390550">
            <text:p>390550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90254">
            <text:p>390254</text:p>
          </table:table-cell>
          <table:table-cell/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390575">
            <text:p>390575</text:p>
          </table:table-cell>
          <table:table-cell/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390594">
            <text:p>390594</text:p>
          </table:table-cell>
          <table:table-cell/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90704">
            <text:p>390704</text:p>
          </table:table-cell>
          <table:table-cell/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392029">
            <text:p>392029</text:p>
          </table:table-cell>
          <table:table-cell/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390876">
            <text:p>390876</text:p>
          </table:table-cell>
          <table:table-cell/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90524">
            <text:p>390524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89482">
            <text:p>389482</text:p>
          </table:table-cell>
          <table:table-cell/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392332">
            <text:p>392332</text:p>
          </table:table-cell>
          <table:table-cell/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89940">
            <text:p>389940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391171">
            <text:p>391171</text:p>
          </table:table-cell>
          <table:table-cell/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390184">
            <text:p>390184</text:p>
          </table:table-cell>
          <table:table-cell/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390541">
            <text:p>390541</text:p>
          </table:table-cell>
          <table:table-cell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390693">
            <text:p>390693</text:p>
          </table:table-cell>
          <table:table-cell/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90212">
            <text:p>390212</text:p>
          </table:table-cell>
          <table:table-cell/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390230">
            <text:p>390230</text:p>
          </table:table-cell>
          <table:table-cell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89870">
            <text:p>389870</text:p>
          </table:table-cell>
          <table:table-cell/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390689">
            <text:p>390689</text:p>
          </table:table-cell>
          <table:table-cell/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390846">
            <text:p>390846</text:p>
          </table:table-cell>
          <table:table-cell/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89533">
            <text:p>389533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91555">
            <text:p>391555</text:p>
          </table:table-cell>
          <table:table-cell/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391351">
            <text:p>391351</text:p>
          </table:table-cell>
          <table:table-cell/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89316">
            <text:p>389316</text:p>
          </table:table-cell>
          <table:table-cell/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391941">
            <text:p>391941</text:p>
          </table:table-cell>
          <table:table-cell/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90080">
            <text:p>390080</text:p>
          </table:table-cell>
          <table:table-cell/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90545">
            <text:p>390545</text:p>
          </table:table-cell>
          <table:table-cell/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89520">
            <text:p>389520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391283">
            <text:p>391283</text:p>
          </table:table-cell>
          <table:table-cell/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90286">
            <text:p>390286</text:p>
          </table:table-cell>
          <table:table-cell/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90222">
            <text:p>390222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90321">
            <text:p>390321</text:p>
          </table:table-cell>
          <table:table-cell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89560">
            <text:p>389560</text:p>
          </table:table-cell>
          <table:table-cell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389302">
            <text:p>389302</text:p>
          </table:table-cell>
          <table:table-cell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389724">
            <text:p>389724</text:p>
          </table:table-cell>
          <table:table-cell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91401">
            <text:p>391401</text:p>
          </table:table-cell>
          <table:table-cell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390527">
            <text:p>390527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91653">
            <text:p>391653</text:p>
          </table:table-cell>
          <table:table-cell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90099">
            <text:p>390099</text:p>
          </table:table-cell>
          <table:table-cell/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389921">
            <text:p>389921</text:p>
          </table:table-cell>
          <table:table-cell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90403">
            <text:p>390403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90592">
            <text:p>390592</text:p>
          </table:table-cell>
          <table:table-cell/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90250">
            <text:p>390250</text:p>
          </table:table-cell>
          <table:table-cell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389436">
            <text:p>389436</text:p>
          </table:table-cell>
          <table:table-cell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90991">
            <text:p>390991</text:p>
          </table:table-cell>
          <table:table-cell/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91178">
            <text:p>391178</text:p>
          </table:table-cell>
          <table:table-cell/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390824">
            <text:p>390824</text:p>
          </table:table-cell>
          <table:table-cell/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90453">
            <text:p>390453</text:p>
          </table:table-cell>
          <table:table-cell/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391202">
            <text:p>391202</text:p>
          </table:table-cell>
          <table:table-cell/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91149">
            <text:p>391149</text:p>
          </table:table-cell>
          <table:table-cell/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391493">
            <text:p>391493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91175">
            <text:p>391175</text:p>
          </table:table-cell>
          <table:table-cell/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390273">
            <text:p>390273</text:p>
          </table:table-cell>
          <table:table-cell/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92521">
            <text:p>392521</text:p>
          </table:table-cell>
          <table:table-cell/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390944">
            <text:p>390944</text:p>
          </table:table-cell>
          <table:table-cell/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92494">
            <text:p>392494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392301">
            <text:p>392301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91315">
            <text:p>391315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90771">
            <text:p>390771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91394">
            <text:p>391394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91458">
            <text:p>391458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91331">
            <text:p>391331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91149">
            <text:p>391149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91993">
            <text:p>391993</text:p>
          </table:table-cell>
          <table:table-cell/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89876">
            <text:p>389876</text:p>
          </table:table-cell>
          <table:table-cell/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90381">
            <text:p>390381</text:p>
          </table:table-cell>
          <table:table-cell/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91084">
            <text:p>391084</text:p>
          </table:table-cell>
          <table:table-cell/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90810">
            <text:p>390810</text:p>
          </table:table-cell>
          <table:table-cell/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90773">
            <text:p>390773</text:p>
          </table:table-cell>
          <table:table-cell/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90365">
            <text:p>390365</text:p>
          </table:table-cell>
          <table:table-cell/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90743">
            <text:p>390743</text:p>
          </table:table-cell>
          <table:table-cell>
            <draw:frame table:end-cell-address="Ark1.V269" table:end-x="0.669cm" table:end-y="0.291cm" draw:z-index="0" draw:style-name="gr1" svg:width="43.103cm" svg:height="12.903cm" svg:x="0.47cm" svg:y="0.053cm">
              <draw:object draw:notify-on-update-of-ranges="Ark1.A2:Ark1.A257 Ark1.B2:Ark1.B25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90976">
            <text:p>390976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90750">
            <text:p>390750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90588">
            <text:p>390588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91194">
            <text:p>391194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90166">
            <text:p>390166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91657">
            <text:p>391657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91050">
            <text:p>391050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91014">
            <text:p>391014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91698">
            <text:p>391698</text:p>
          </table:table-cell>
          <table:table-cell/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90149">
            <text:p>390149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91220">
            <text:p>391220</text:p>
          </table:table-cell>
          <table:table-cell/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91550">
            <text:p>391550</text:p>
          </table:table-cell>
          <table:table-cell/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90582">
            <text:p>390582</text:p>
          </table:table-cell>
          <table:table-cell/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91133">
            <text:p>391133</text:p>
          </table:table-cell>
          <table:table-cell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89802">
            <text:p>389802</text:p>
          </table:table-cell>
          <table:table-cell/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90571">
            <text:p>390571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float" office:value="100000000">
            <text:p>100000000</text:p>
          </table:table-cell>
          <table:table-cell/>
        </table:table-row>
        <table:table-row table:style-name="ro1">
          <table:table-cell office:value-type="string">
            <text:p>time</text:p>
          </table:table-cell>
          <table:table-cell office:value-type="float" office:value="8655338">
            <text:p>8655338</text:p>
          </table:table-cell>
          <table:table-cell/>
        </table:table-row>
        <table:table-row table:style-name="ro1">
          <table:table-cell office:value-type="string">
            <text:p>throughput</text:p>
          </table:table-cell>
          <table:table-cell table:formula="of:=[.B258]/[.B259]" office:value-type="float" office:value="11.5535638238507">
            <text:p>11,5535638239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hours</text:p>
          </table:table-cell>
          <table:table-cell table:formula="of:=[.B259]/1000/60/60" office:value-type="float" office:value="2.40426055555556">
            <text:p>2,4042605556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a" fo:country="DK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-10-2012</text:date>, <text:time>23:43:27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0-25T23:43:27.12</dc:date>
    <meta:generator>OpenOffice.org/3.3$Win32 OpenOffice.org_project/330m20$Build-9567</meta:generator>
    <meta:editing-duration>PT30M19S</meta:editing-duration>
    <meta:editing-cycles>1</meta:editing-cycles>
    <meta:document-statistic meta:table-count="1" meta:cell-count="5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3.104cm" svg:height="12.904cm" xlink:href=".." xlink:type="simple" chart:class="chart:bar" chart:style-name="ch1">
        <chart:legend chart:legend-position="end" svg:x="40.707cm" svg:y="6.144cm" chart:style-name="ch2"/>
        <chart:plot-area chart:style-name="ch3" table:cell-range-address="Ark1.A2:Ark1.B257" chart:data-source-has-labels="column" svg:x="1.312cm" svg:y="1.167cm" svg:width="37.671cm" svg:height="11.059cm">
          <chartooo:coordinate-region svg:x="2.674cm" svg:y="1.379cm" svg:width="36.168cm" svg:height="10.039cm"/>
          <chart:axis chart:dimension="x" chart:name="primary-x" chart:style-name="ch4">
            <chart:categories table:cell-range-address="Ark1.A2:Ark1.A25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1.B2:Ark1.B257" chart:class="chart:bar"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Ark1.A2:Ark1.A257</svg:desc>
                </draw:g>
              </table:table-cell>
              <table:table-cell office:value-type="float" office:value="391259">
                <text:p>391259</text:p>
                <draw:g>
                  <svg:desc>Ark1.B2:Ark1.B25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390436">
                <text:p>3904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1739">
                <text:p>391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0085">
                <text:p>390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1586">
                <text:p>3915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0211">
                <text:p>390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0361">
                <text:p>390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1798">
                <text:p>3917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1554">
                <text:p>3915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0886">
                <text:p>3908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2357">
                <text:p>3923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0572">
                <text:p>390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9536">
                <text:p>389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176">
                <text:p>391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0771">
                <text:p>3907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923">
                <text:p>3909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1169">
                <text:p>3911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9889">
                <text:p>389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0066">
                <text:p>3900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0815">
                <text:p>390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9378">
                <text:p>3893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9102">
                <text:p>3891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0672">
                <text:p>390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9297">
                <text:p>3892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0562">
                <text:p>3905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0672">
                <text:p>3906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9855">
                <text:p>3898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9981">
                <text:p>389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0304">
                <text:p>3903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1717">
                <text:p>3917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1239">
                <text:p>3912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1347">
                <text:p>3913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0669">
                <text:p>3906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0177">
                <text:p>390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89800">
                <text:p>3898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1258">
                <text:p>3912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9509">
                <text:p>3895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1104">
                <text:p>39110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0671">
                <text:p>390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310">
                <text:p>3903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1220">
                <text:p>39122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89430">
                <text:p>3894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89916">
                <text:p>389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1035">
                <text:p>3910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91371">
                <text:p>3913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0651">
                <text:p>390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1195">
                <text:p>3911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9891">
                <text:p>3898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89344">
                <text:p>389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89750">
                <text:p>3897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91690">
                <text:p>3916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9654">
                <text:p>38965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90949">
                <text:p>3909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9745">
                <text:p>389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90802">
                <text:p>3908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0167">
                <text:p>3901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90440">
                <text:p>39044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9911">
                <text:p>389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1168">
                <text:p>3911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90211">
                <text:p>3902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1267">
                <text:p>3912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0473">
                <text:p>390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1058">
                <text:p>3910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9150">
                <text:p>3891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0349">
                <text:p>3903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9767">
                <text:p>3897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0662">
                <text:p>3906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0692">
                <text:p>39069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90448">
                <text:p>39044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0913">
                <text:p>3909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9840">
                <text:p>3898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90285">
                <text:p>39028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0365">
                <text:p>3903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90652">
                <text:p>3906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1395">
                <text:p>3913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0631">
                <text:p>3906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1074">
                <text:p>39107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1296">
                <text:p>391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341">
                <text:p>3903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970">
                <text:p>3909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9705">
                <text:p>3897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699">
                <text:p>3906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0093">
                <text:p>3900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0294">
                <text:p>3902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0948">
                <text:p>3909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0973">
                <text:p>3909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88584">
                <text:p>3885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2091">
                <text:p>3920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0878">
                <text:p>3908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89544">
                <text:p>38954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0349">
                <text:p>3903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0220">
                <text:p>3902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0597">
                <text:p>3905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1239">
                <text:p>39123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0355">
                <text:p>3903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0694">
                <text:p>3906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0961">
                <text:p>3909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0507">
                <text:p>3905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0604">
                <text:p>3906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9862">
                <text:p>389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1665">
                <text:p>39166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90572">
                <text:p>3905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91170">
                <text:p>39117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90489">
                <text:p>3904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90100">
                <text:p>390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90502">
                <text:p>3905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90990">
                <text:p>39099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90307">
                <text:p>39030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90066">
                <text:p>39006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90018">
                <text:p>3900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90653">
                <text:p>3906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91383">
                <text:p>3913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89695">
                <text:p>3896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90958">
                <text:p>3909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91034">
                <text:p>3910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90777">
                <text:p>3907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0185">
                <text:p>390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1459">
                <text:p>39145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92203">
                <text:p>3922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92002">
                <text:p>392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90680">
                <text:p>3906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90710">
                <text:p>3907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1293">
                <text:p>3912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90182">
                <text:p>3901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90369">
                <text:p>3903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0884">
                <text:p>3908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0658">
                <text:p>3906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90876">
                <text:p>3908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90870">
                <text:p>39087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90358">
                <text:p>3903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91008">
                <text:p>39100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90788">
                <text:p>39078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91130">
                <text:p>39113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9711">
                <text:p>3897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0370">
                <text:p>39037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91035">
                <text:p>3910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0670">
                <text:p>39067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1251">
                <text:p>391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90841">
                <text:p>3908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9783">
                <text:p>38978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89832">
                <text:p>38983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91618">
                <text:p>3916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90878">
                <text:p>39087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90821">
                <text:p>3908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91309">
                <text:p>3913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90243">
                <text:p>3902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90368">
                <text:p>3903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90111">
                <text:p>3901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90557">
                <text:p>3905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91434">
                <text:p>3914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0070">
                <text:p>39007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89755">
                <text:p>3897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0212">
                <text:p>3902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89136">
                <text:p>389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0295">
                <text:p>3902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90295">
                <text:p>3902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0758">
                <text:p>3907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90672">
                <text:p>3906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8848">
                <text:p>3888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90045">
                <text:p>3900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90974">
                <text:p>3909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0307">
                <text:p>3903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90416">
                <text:p>3904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0773">
                <text:p>3907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91066">
                <text:p>3910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90295">
                <text:p>3902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8936">
                <text:p>3889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0526">
                <text:p>3905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9919">
                <text:p>3899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90550">
                <text:p>39055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90254">
                <text:p>3902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90575">
                <text:p>3905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90594">
                <text:p>3905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90704">
                <text:p>3907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92029">
                <text:p>3920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90876">
                <text:p>3908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90524">
                <text:p>39052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9482">
                <text:p>3894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2332">
                <text:p>3923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940">
                <text:p>38994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1171">
                <text:p>39117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184">
                <text:p>3901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0541">
                <text:p>39054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0693">
                <text:p>39069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0212">
                <text:p>3902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0230">
                <text:p>39023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89870">
                <text:p>38987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0689">
                <text:p>3906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0846">
                <text:p>3908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89533">
                <text:p>38953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1555">
                <text:p>3915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1351">
                <text:p>39135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9316">
                <text:p>3893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1941">
                <text:p>3919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0080">
                <text:p>3900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0545">
                <text:p>39054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9520">
                <text:p>38952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1283">
                <text:p>39128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0286">
                <text:p>39028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0222">
                <text:p>3902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0321">
                <text:p>3903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9560">
                <text:p>38956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9302">
                <text:p>3893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9724">
                <text:p>3897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91401">
                <text:p>39140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90527">
                <text:p>3905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1653">
                <text:p>39165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90099">
                <text:p>3900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9921">
                <text:p>3899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0403">
                <text:p>3904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0592">
                <text:p>3905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90250">
                <text:p>3902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9436">
                <text:p>3894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0991">
                <text:p>39099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91178">
                <text:p>3911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90824">
                <text:p>39082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90453">
                <text:p>3904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91202">
                <text:p>3912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91149">
                <text:p>39114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91493">
                <text:p>39149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1175">
                <text:p>3911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90273">
                <text:p>3902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92521">
                <text:p>3925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90944">
                <text:p>3909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2494">
                <text:p>3924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2301">
                <text:p>3923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1315">
                <text:p>3913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0771">
                <text:p>39077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1394">
                <text:p>3913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1458">
                <text:p>3914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1331">
                <text:p>3913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1149">
                <text:p>39114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1993">
                <text:p>39199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9876">
                <text:p>38987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90381">
                <text:p>3903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91084">
                <text:p>39108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0810">
                <text:p>39081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0773">
                <text:p>3907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0365">
                <text:p>3903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0743">
                <text:p>3907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90976">
                <text:p>3909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90750">
                <text:p>3907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90588">
                <text:p>39058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91194">
                <text:p>39119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90166">
                <text:p>39016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91657">
                <text:p>3916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91050">
                <text:p>39105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1014">
                <text:p>3910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91698">
                <text:p>3916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0149">
                <text:p>3901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91220">
                <text:p>39122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91550">
                <text:p>3915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0582">
                <text:p>3905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91133">
                <text:p>3911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89802">
                <text:p>3898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0571">
                <text:p>390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